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05cm"/>
    </style:style>
    <style:style style:name="co2" style:family="table-column">
      <style:table-column-properties fo:break-before="auto" style:column-width="9.20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73cm" fo:break-before="auto" style:use-optimal-row-height="fals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table table:name="EditarPadron - ESCTípico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CP-01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Aparecen los datos en el padron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Aparecen los datos en el padron</text:p>
          </table:table-cell>
        </table:table-row>
        <table:table-row table:style-name="ro2">
          <table:table-cell office:value-type="string">
            <text:p>Datos ciudadano</text:p>
          </table:table-cell>
          <table:table-cell office:value-type="string">
            <text:p>100520589 Mengano Montoya Arroyo</text:p>
          </table:table-cell>
        </table:table-row>
        <table:table-row table:style-name="ro2">
          <table:table-cell office:value-type="string">
            <text:p>Agregar</text:p>
          </table:table-cell>
          <table:table-cell office:value-type="string">
            <text:p>Se dio Click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2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3">
          <table:table-cell office:value-type="string">
            <text:p>Resultados obtenidos</text:p>
          </table:table-cell>
          <table:table-cell table:style-name="ce2" office:value-type="string">
            <text:p>Aparecen los datos en el padron y en la base del SeC.</text:p>
          </table:table-cell>
        </table:table-row>
        <table:table-row table:style-name="ro2">
          <table:table-cell office:value-type="string">
            <text:p>Resultados esperados</text:p>
          </table:table-cell>
          <table:table-cell office:value-type="string">
            <text:p>Aparecen los datos en el padron y en la base del SeC</text:p>
          </table:table-cell>
        </table:table-row>
        <table:table-row table:style-name="ro1">
          <table:table-cell office:value-type="string">
            <text:p>Datos ciudadano</text:p>
          </table:table-cell>
          <table:table-cell table:style-name="ce2" office:value-type="string">
            <text:p>301550598 Sutano Salas Vindas</text:p>
          </table:table-cell>
        </table:table-row>
        <table:table-row table:style-name="ro2">
          <table:table-cell office:value-type="string">
            <text:p>Agregar</text:p>
          </table:table-cell>
          <table:table-cell office:value-type="string">
            <text:p>Se dio Click</text:p>
          </table:table-cell>
        </table:table-row>
        <table:table-row table:style-name="ro2">
          <table:table-cell office:value-type="string">
            <text:p>Aceptar</text:p>
          </table:table-cell>
          <table:table-cell office:value-type="string">
            <text:p>Se dio Click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3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 office:value-type="string">
            <text:p>Aparecen los datos en el padron y en la base del SeC</text:p>
          </table:table-cell>
        </table:table-row>
        <table:table-row table:style-name="ro2">
          <table:table-cell office:value-type="string">
            <text:p>Resultados esperados</text:p>
          </table:table-cell>
          <table:table-cell office:value-type="string">
            <text:p>Aparecen los datos en el padron y en la base del SeC</text:p>
          </table:table-cell>
        </table:table-row>
        <table:table-row table:style-name="ro2">
          <table:table-cell office:value-type="string">
            <text:p>Datos ciudadano</text:p>
          </table:table-cell>
          <table:table-cell office:value-type="string">
            <text:p>301750586 Petronilo Carrazo Salazar</text:p>
          </table:table-cell>
        </table:table-row>
        <table:table-row table:style-name="ro2">
          <table:table-cell office:value-type="string">
            <text:p>Agregar</text:p>
          </table:table-cell>
          <table:table-cell office:value-type="string">
            <text:p>Se dio Click</text:p>
          </table:table-cell>
        </table:table-row>
        <table:table-row table:style-name="ro2">
          <table:table-cell office:value-type="string">
            <text:p>Datos ciudadano</text:p>
          </table:table-cell>
          <table:table-cell office:value-type="string">
            <text:p>301770556 Penitencio Salazar Carcasa</text:p>
          </table:table-cell>
        </table:table-row>
        <table:table-row table:style-name="ro2">
          <table:table-cell office:value-type="string">
            <text:p>Agregar</text:p>
          </table:table-cell>
          <table:table-cell office:value-type="string">
            <text:p>Se dio Click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4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4">
          <table:table-cell office:value-type="string">
            <text:p>Resultados obtenidos</text:p>
          </table:table-cell>
          <table:table-cell table:style-name="ce3" office:value-type="string">
            <text:p>Aparecen los datos en el padron y se elimina la linea seleccionada</text:p>
          </table:table-cell>
        </table:table-row>
        <table:table-row table:style-name="ro4">
          <table:table-cell office:value-type="string">
            <text:p>Resultados esperados</text:p>
          </table:table-cell>
          <table:table-cell table:style-name="ce3" office:value-type="string">
            <text:p>Aparecen los datos en el padron y se elimina la linea seleccionada</text:p>
          </table:table-cell>
        </table:table-row>
        <table:table-row table:style-name="ro2">
          <table:table-cell office:value-type="string">
            <text:p>Datos ciudadano</text:p>
          </table:table-cell>
          <table:table-cell office:value-type="string">
            <text:p>301750586 Petronilo Carrazo Salazar</text:p>
          </table:table-cell>
        </table:table-row>
        <table:table-row table:style-name="ro2">
          <table:table-cell office:value-type="string">
            <text:p>Agregar</text:p>
          </table:table-cell>
          <table:table-cell office:value-type="string">
            <text:p>Se dio Click</text:p>
          </table:table-cell>
        </table:table-row>
        <table:table-row table:style-name="ro1">
          <table:table-cell office:value-type="string">
            <text:p>Sel línea</text:p>
          </table:table-cell>
          <table:table-cell office:value-type="string">
            <text:p>301750586 Petronilo Carrazo Salazar</text:p>
          </table:table-cell>
        </table:table-row>
        <table:table-row table:style-name="ro2">
          <table:table-cell office:value-type="string">
            <text:p>Eliminar seleccionados</text:p>
          </table:table-cell>
          <table:table-cell office:value-type="string">
            <text:p>Aparece la ventana</text:p>
          </table:table-cell>
        </table:table-row>
        <table:table-row table:style-name="ro2">
          <table:table-cell office:value-type="string">
            <text:p>Aceptar</text:p>
          </table:table-cell>
          <table:table-cell office:value-type="string">
            <text:p>Se dio Click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5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 office:value-type="string">
            <text:p>Se eliminaron las línea seleccionadas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Se eliminaron las línea seleccionadas</text:p>
          </table:table-cell>
        </table:table-row>
        <table:table-row table:style-name="ro1">
          <table:table-cell office:value-type="string">
            <text:p>Sel línea</text:p>
          </table:table-cell>
          <table:table-cell table:style-name="ce2" office:value-type="string">
            <text:p>301550598 Sutano Salas Vindas</text:p>
          </table:table-cell>
        </table:table-row>
        <table:table-row table:style-name="ro2">
          <table:table-cell office:value-type="string">
            <text:p>Eliminar seleccionados</text:p>
          </table:table-cell>
          <table:table-cell office:value-type="string">
            <text:p>Aparece la ventana</text:p>
          </table:table-cell>
        </table:table-row>
        <table:table-row table:style-name="ro2">
          <table:table-cell office:value-type="string">
            <text:p>Aceptar</text:p>
          </table:table-cell>
          <table:table-cell office:value-type="string">
            <text:p>Se dio Click</text:p>
          </table:table-cell>
        </table:table-row>
        <table:table-row table:style-name="ro1">
          <table:table-cell office:value-type="string">
            <text:p>Sel línea</text:p>
          </table:table-cell>
          <table:table-cell office:value-type="string">
            <text:p>301770556 Penitencio Salazar Carcasa</text:p>
          </table:table-cell>
        </table:table-row>
        <table:table-row table:style-name="ro2">
          <table:table-cell office:value-type="string">
            <text:p>Eliminar seleccionados</text:p>
          </table:table-cell>
          <table:table-cell office:value-type="string">
            <text:p>Aparece la ventana</text:p>
          </table:table-cell>
        </table:table-row>
        <table:table-row table:style-name="ro2">
          <table:table-cell office:value-type="string">
            <text:p>Aceptar</text:p>
          </table:table-cell>
          <table:table-cell office:value-type="string">
            <text:p>Se dio Click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6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 office:value-type="string">
            <text:p>Se eliminaron las línea seleccionadas</text:p>
          </table:table-cell>
        </table:table-row>
        <table:table-row table:style-name="ro2">
          <table:table-cell office:value-type="string">
            <text:p>Resultados esperados</text:p>
          </table:table-cell>
          <table:table-cell office:value-type="string">
            <text:p>Se eliminaron las línea seleccionadas</text:p>
          </table:table-cell>
        </table:table-row>
        <table:table-row table:style-name="ro1">
          <table:table-cell office:value-type="string">
            <text:p>Sel línea</text:p>
          </table:table-cell>
          <table:table-cell office:value-type="string">
            <text:p>100520589 Mengano Montoya Arroyo</text:p>
          </table:table-cell>
        </table:table-row>
        <table:table-row table:style-name="ro1">
          <table:table-cell office:value-type="string">
            <text:p>Sel línea diferente</text:p>
          </table:table-cell>
          <table:table-cell table:style-name="ce2" office:value-type="string">
            <text:p>301550598 Sutano Salas Vindas</text:p>
          </table:table-cell>
        </table:table-row>
        <table:table-row table:style-name="ro2">
          <table:table-cell office:value-type="string">
            <text:p>Eliminar seleccionados</text:p>
          </table:table-cell>
          <table:table-cell office:value-type="string">
            <text:p>Aparece la ventana</text:p>
          </table:table-cell>
        </table:table-row>
        <table:table-row table:style-name="ro2">
          <table:table-cell office:value-type="string">
            <text:p>Aceptar</text:p>
          </table:table-cell>
          <table:table-cell office:value-type="string">
            <text:p>Se dio Click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7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 office:value-type="string">
            <text:p>Se elimina solamente la primera linea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Se elimina solamente la primera linea</text:p>
          </table:table-cell>
        </table:table-row>
        <table:table-row table:style-name="ro1">
          <table:table-cell office:value-type="string">
            <text:p>Sel línea</text:p>
          </table:table-cell>
          <table:table-cell office:value-type="string">
            <text:p>100520589 Mengano Montoya Arroyo</text:p>
          </table:table-cell>
        </table:table-row>
        <table:table-row table:style-name="ro1">
          <table:table-cell office:value-type="string">
            <text:p>Eliminar seleccionados</text:p>
          </table:table-cell>
          <table:table-cell office:value-type="string">
            <text:p>Aparece la ventana</text:p>
          </table:table-cell>
        </table:table-row>
        <table:table-row table:style-name="ro1">
          <table:table-cell office:value-type="string">
            <text:p>Aceptar</text:p>
          </table:table-cell>
          <table:table-cell office:value-type="string">
            <text:p>Se dio Click</text:p>
          </table:table-cell>
        </table:table-row>
        <table:table-row table:style-name="ro1">
          <table:table-cell office:value-type="string">
            <text:p>Sel línea</text:p>
          </table:table-cell>
          <table:table-cell table:style-name="ce2" office:value-type="string">
            <text:p>301550598 Sutano Salas Vindas</text:p>
          </table:table-cell>
        </table:table-row>
        <table:table-row table:style-name="ro1">
          <table:table-cell office:value-type="string">
            <text:p>Eliminar seleccionados</text:p>
          </table:table-cell>
          <table:table-cell office:value-type="string">
            <text:p>Aparece la ventana</text:p>
          </table:table-cell>
        </table:table-row>
        <table:table-row table:style-name="ro1">
          <table:table-cell office:value-type="string">
            <text:p>Cancelar</text:p>
          </table:table-cell>
          <table:table-cell office:value-type="string">
            <text:p>Se dio Click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8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 office:value-type="string">
            <text:p>Se elimina solamente la primera linea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Se elimina solamente la primera linea</text:p>
          </table:table-cell>
        </table:table-row>
        <table:table-row table:style-name="ro1">
          <table:table-cell office:value-type="string">
            <text:p>Sel línea</text:p>
          </table:table-cell>
          <table:table-cell office:value-type="string">
            <text:p>100520589 Mengano Montoya Arroyo</text:p>
          </table:table-cell>
        </table:table-row>
        <table:table-row table:style-name="ro1">
          <table:table-cell office:value-type="string">
            <text:p>Eliminar seleccionados</text:p>
          </table:table-cell>
          <table:table-cell office:value-type="string">
            <text:p>Aparece la ventana</text:p>
          </table:table-cell>
        </table:table-row>
        <table:table-row table:style-name="ro1">
          <table:table-cell office:value-type="string">
            <text:p>Aceptar</text:p>
          </table:table-cell>
          <table:table-cell office:value-type="string">
            <text:p>Se dio Click</text:p>
          </table:table-cell>
        </table:table-row>
        <table:table-row table:style-name="ro1">
          <table:table-cell office:value-type="string">
            <text:p>Sel línea</text:p>
          </table:table-cell>
          <table:table-cell office:value-type="string">
            <text:p>100520589 Mengano Montoya Arroyo</text:p>
          </table:table-cell>
        </table:table-row>
        <table:table-row table:style-name="ro1">
          <table:table-cell office:value-type="string">
            <text:p>Eliminar seleccionados</text:p>
          </table:table-cell>
          <table:table-cell office:value-type="string">
            <text:p>Aparece la ventana</text:p>
          </table:table-cell>
        </table:table-row>
        <table:table-row table:style-name="ro1">
          <table:table-cell office:value-type="string">
            <text:p>Cancelar</text:p>
          </table:table-cell>
          <table:table-cell office:value-type="string">
            <text:p>Se dio Click</text:p>
          </table:table-cell>
        </table:table-row>
        <table:table-row table:style-name="ro1">
          <table:table-cell office:value-type="string">
            <text:p>Actualizar</text:p>
          </table:table-cell>
          <table:table-cell office:value-type="string">
            <text:p>Se dio Click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CP-09</text:p>
          </table:table-cell>
          <table:table-cell/>
        </table:table-row>
        <table:table-row table:style-name="ro2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2">
          <table:table-cell office:value-type="string">
            <text:p>Resultados obtenidos</text:p>
          </table:table-cell>
          <table:table-cell office:value-type="string">
            <text:p>Aparecen los datos en el padron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Aparecen los datos en el padron</text:p>
          </table:table-cell>
        </table:table-row>
        <table:table-row table:style-name="ro1">
          <table:table-cell table:style-name="ce1" office:value-type="string" table:number-columns-spanned="1" table:number-rows-spanned="2">
            <text:p>Importar Padrón</text:p>
          </table:table-cell>
          <table:table-cell office:value-type="string">
            <text:p>101110110,Floripondio,Gonzalez,Aguilar</text:p>
          </table:table-cell>
        </table:table-row>
        <table:table-row table:style-name="ro1">
          <table:covered-table-cell/>
          <table:table-cell office:value-type="string">
            <text:p>101010101,Mengana,Montoya,Arroyo</text:p>
          </table:table-cell>
        </table:table-row>
        <table:table-row table:style-name="ro1">
          <table:table-cell office:value-type="string">
            <text:p>Cargar Padrón</text:p>
          </table:table-cell>
          <table:table-cell office:value-type="string">
            <text:p>Se subio el archivo correctamente</text:p>
          </table:table-cell>
        </table:table-row>
        <table:table-row table:style-name="ro1">
          <table:table-cell office:value-type="string">
            <text:p>Importar</text:p>
          </table:table-cell>
          <table:table-cell office:value-type="string">
            <text:p>Se dio Clic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P-10</text:p>
          </table:table-cell>
          <table:table-cell/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Ninguno</text:p>
          </table:table-cell>
        </table:table-row>
        <table:table-row table:style-name="ro1">
          <table:table-cell office:value-type="string">
            <text:p>Resultados obtenidos</text:p>
          </table:table-cell>
          <table:table-cell office:value-type="string">
            <text:p>Aparecen los datos en el padron y en la base del SeC</text:p>
          </table:table-cell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Aparecen los datos en el padron y en la base del SeC</text:p>
          </table:table-cell>
        </table:table-row>
        <table:table-row table:style-name="ro1">
          <table:table-cell table:style-name="ce1" office:value-type="string" table:number-columns-spanned="1" table:number-rows-spanned="2">
            <text:p>Importar Padrón</text:p>
          </table:table-cell>
          <table:table-cell office:value-type="string">
            <text:p>101110110/Floripondio/Gonzalez/Aguilar</text:p>
          </table:table-cell>
        </table:table-row>
        <table:table-row table:style-name="ro1">
          <table:covered-table-cell/>
          <table:table-cell office:value-type="string">
            <text:p>101010101/Mengana/Montoya/Arroyo</text:p>
          </table:table-cell>
        </table:table-row>
        <table:table-row table:style-name="ro1">
          <table:table-cell office:value-type="string">
            <text:p>Cargar Padrón</text:p>
          </table:table-cell>
          <table:table-cell office:value-type="string">
            <text:p>Se subio el archivo correctamente</text:p>
          </table:table-cell>
        </table:table-row>
        <table:table-row table:style-name="ro1">
          <table:table-cell office:value-type="string">
            <text:p>Caracter de Separación</text:p>
          </table:table-cell>
          <table:table-cell office:value-type="string">
            <text:p>/</text:p>
          </table:table-cell>
        </table:table-row>
        <table:table-row table:style-name="ro1">
          <table:table-cell office:value-type="string">
            <text:p>Importar</text:p>
          </table:table-cell>
          <table:table-cell office:value-type="string">
            <text:p>Se dio Click</text:p>
          </table:table-cell>
        </table:table-row>
        <table:table-row table:style-name="ro2" table:number-rows-repeated="1048480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3">00/00/0000</text:date>, <text:time style:data-style-name="N2" text:time-value="0000-00-00T20:30:34.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3T20:20:42</meta:creation-date>
    <meta:editing-duration>PT1H6M38S</meta:editing-duration>
    <meta:editing-cycles>22</meta:editing-cycles>
    <meta:generator>LibreOffice/4.0.4.2$Windows_x86 LibreOffice_project/9e9821abd0ffdbc09cd8c52eaa574fa09eb08f2</meta:generator>
    <meta:initial-creator>Ariel Mora</meta:initial-creator>
    <dc:date>2013-06-23T20:41:39.21</dc:date>
    <meta:document-statistic meta:table-count="1" meta:cell-count="160" meta:object-count="0"/>
    <meta:user-defined meta:name="Info 1"/>
    <meta:user-defined meta:name="Info 2"/>
    <meta:user-defined meta:name="Info 3"/>
    <meta:user-defined meta:name="Info 4"/>
  </office:meta>
</office:document-meta>
</file>